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16.962cm" svg:height="15.626cm" svg:x="1.005cm" svg:y="1.1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9-19T15:28:41.186230951</dc:date>
    <meta:editing-cycles>27</meta:editing-cycles>
    <meta:editing-duration>PT1H23M28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963cm" svg:height="15.627cm" xlink:href="." xlink:type="simple" chart:class="chart:scatter" chart:style-name="ch1">
        <chart:plot-area chart:style-name="ch2" chart:data-source-has-labels="both" svg:x="0.339cm" svg:y="1.843cm" svg:width="14.764cm" svg:height="13.472cm">
          <chartooo:coordinate-region svg:x="0.564cm" svg:y="2.122cm" svg:width="14.392cm" svg:height="12.915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7.197cm" svg:y="0.313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15.443cm" svg:y="7.97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2.5">
                <text:p>2.5</text:p>
              </table:table-cell>
              <table:table-cell office:value-type="float" office:value="4.3301270189222">
                <text:p>4.3301270189222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1">
                <text:p>-1</text:p>
              </table:table-cell>
              <table:table-cell office:value-type="float" office:value="-1.73205080756888">
                <text:p>-1.73205080756888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3">
                <text:p>-3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-2">
                <text:p>-2</text:p>
              </table:table-cell>
              <table:table-cell office:value-type="float" office:value="3.46410161513775">
                <text:p>3.46410161513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4.3301270189222">
                <text:p>4.3301270189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